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normal" style:font-size-asian="28pt" style:language-asian="none" style:country-asian="none" style:font-weight-asian="normal" style:font-size-complex="28pt" style:language-complex="none" style:country-complex="none" style:font-weight-complex="normal"/>
    </style:style>
    <style:style style:name="T4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5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6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5.908cm" svg:height="3.063cm" svg:x="1.039cm" svg:y="0.605cm">
          <draw:text-box>
            <text:p text:style-name="P1"><text:span text:style-name="T3">EPISTLE</text:span></text:p>
            <text:p text:style-name="P1"><text:span text:style-name="T4">1 Corinthians 14:12b-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5.377cm" svg:height="4.76cm" svg:x="1.524cm" svg:y="0.583cm">
          <draw:text-box>
            <text:p text:style-name="P5"><text:span text:style-name="T5">12</text:span><text:span text:style-name="T6">So with yourselves, since you are eager for manifestations of the Spirit, strive to excel in building up the church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4cm" svg:height="6.263cm" svg:x="1.27cm" svg:y="0.595cm">
          <draw:text-box>
            <text:p text:style-name="P5"><text:span text:style-name="T7">13</text:span><text:span text:style-name="T6">Therefore, one who speaks in a tongue should pray that he may interpret. </text:span></text:p>
            <text:p text:style-name="P5"><text:span text:style-name="T7">14</text:span><text:span text:style-name="T6">For if I pray in a tongue, my spirit prays but my mind is unfruitful.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6" draw:layer="layout" svg:width="25.908cm" svg:height="4.76cm" svg:x="1.016cm" svg:y="0.574cm">
          <draw:text-box>
            <text:p text:style-name="P5"><text:span text:style-name="T7">15</text:span><text:span text:style-name="T6">What am I to do? I will pray with my spirit, but I will pray with my mind also; I will sing praise with my spirit, but I will sing with my mind also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6" draw:layer="layout" svg:width="25.908cm" svg:height="6.263cm" svg:x="1.016cm" svg:y="0.508cm">
          <draw:text-box>
            <text:p text:style-name="P5"><text:span text:style-name="T7">16</text:span><text:span text:style-name="T6">Otherwise, if you give thanks with your spirit, how can anyone in the position of an outsider say “Amen” to your thanksgiving when he does not know what you are saying?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146cm" svg:height="6.263cm" svg:x="1.27cm" svg:y="0.595cm">
          <draw:text-box>
            <text:p text:style-name="P5"><text:span text:style-name="T7">17</text:span><text:span text:style-name="T6">For you may be giving thanks well enough, but the other person is not being built up. </text:span></text:p>
            <text:p text:style-name="P5"><text:span text:style-name="T7">18</text:span><text:span text:style-name="T6">I thank God that I speak in tongues more than all of you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6" draw:layer="layout" svg:width="25.908cm" svg:height="4.76cm" svg:x="1.083cm" svg:y="0.538cm">
          <draw:text-box>
            <text:p text:style-name="P5"><text:span text:style-name="T7">19</text:span><text:span text:style-name="T6">Nevertheless, in church I would rather speak five words with my mind in order to instruct others, than ten thousand words in a tongu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6" draw:layer="layout" svg:width="25.908cm" svg:height="3.257cm" svg:x="1.27cm" svg:y="0.553cm">
          <draw:text-box>
            <text:p text:style-name="P5"><text:span text:style-name="T7">20</text:span><text:span text:style-name="T6">Brothers, do not be children in your thinking. Be infants in evil, but in your thinking be mature. 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21:53:26.131000000</meta:creation-date>
    <dc:title>Christ_Easter</dc:title>
    <meta:editing-duration>PT8M16S</meta:editing-duration>
    <meta:editing-cycles>2</meta:editing-cycles>
    <meta:generator>LibreOffice/6.1.3.2$Windows_X86_64 LibreOffice_project/86daf60bf00efa86ad547e59e09d6bb77c699acb</meta:generator>
    <dc:date>2019-02-05T22:12:05.145000000</dc:date>
    <meta:document-statistic meta:object-count="54"/>
  </office:meta>
</office:document-meta>
</file>